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cf2" officeooo:paragraph-rsid="001bbcf2"/>
    </style:style>
    <style:style style:name="P2" style:family="paragraph" style:parent-style-name="Standard">
      <style:text-properties fo:color="#000000" officeooo:rsid="001bbcf2" officeooo:paragraph-rsid="001bbcf2" fo:background-color="#ffffff"/>
    </style:style>
    <style:style style:name="P3" style:family="paragraph" style:parent-style-name="Standard">
      <style:text-properties fo:color="#000000" officeooo:rsid="001d4c69" officeooo:paragraph-rsid="001d4c69" fo:background-color="#ffffff"/>
    </style:style>
    <style:style style:name="P4" style:family="paragraph" style:parent-style-name="Standard">
      <style:text-properties fo:color="#000000" style:font-name="Liberation Serif" fo:font-size="12pt" officeooo:rsid="001bbcf2" officeooo:paragraph-rsid="001bbcf2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weight="normal" officeooo:rsid="001bbcf2" officeooo:paragraph-rsid="001bbcf2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1bbcf2" fo:background-color="#ffffff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1bbcf2" officeooo:paragraph-rsid="001c6e87" fo:background-color="#ffffff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81d41a"/>
    </style:style>
    <style:style style:name="T3" style:family="text">
      <style:text-properties fo:color="#81d41a" fo:background-color="transparent" loext:char-shading-value="0"/>
    </style:style>
    <style:style style:name="T4" style:family="text">
      <style:text-properties fo:color="#2a6099"/>
    </style:style>
    <style:style style:name="T5" style:family="text">
      <style:text-properties fo:color="#2a6099" fo:background-color="transparent" loext:char-shading-value="0"/>
    </style:style>
    <style:style style:name="T6" style:family="text">
      <style:text-properties fo:color="#dee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‘myfind’ by Andreas Bauer</text:p>
      <text:p text:style-name="P1">ic20b005 – FH Technikum Wien</text:p>
      <text:p text:style-name="P4"/>
      <text:p text:style-name="P5">Usage: .\myfind [-H] [-L] [-P] [path...] [expression]\n"</text:p>
      <text:p text:style-name="P7">"default path is the current directory;</text:p>
      <text:p text:style-name="P7">default expression is -print\n"</text:p>
      <text:p text:style-name="P7">expression may consist of:</text:p>
      <text:p text:style-name="P7">operators and options</text:p>
      <text:p text:style-name="P6">operators (decreasing precedence; -and is implicit where no others are given):</text:p>
      <text:p text:style-name="P6">( EXPR ) ! EXPR -not EXPR EXPR1 -a EXPR2 EXPR1 -and EXPR2</text:p>
      <text:p text:style-name="P6">EXPR1 -o EXPR2 EXPR1 -or EXPR2 EXPR1 , EXPR2</text:p>
      <text:p text:style-name="P6"/>
      <text:p text:style-name="P6">normal options (always true, specified before other expressions):</text:p>
      <text:p text:style-name="P6"/>
      <text:p text:style-name="P6">---help -maxdepth -mtime N -name PATTERN -user NAME -type TYP</text:p>
      <text:p text:style-name="P2"/>
      <text:p text:style-name="P3">Examples:</text:p>
      <text:p text:style-name="P3"/>
      <text:p text:style-name="P3"><text:span text:style-name="T3">andy67er@andreas-FH:</text:span><text:span text:style-name="T5">~/vs-workspace/myfind$</text:span> ./myfind -L test-find -maxdepth 2 -mtime -2 -ls</text:p>
      <text:p text:style-name="P3"><text:s text:c="3"/>938886 <text:s text:c="5"/>4 drwxrwxr-x <text:s text:c="2"/>2 andy67er andy67er <text:s text:c="4"/>4096 Apr 03 15:23 test-find </text:p>
      <text:p text:style-name="P3"><text:s text:c="3"/>934026 <text:s text:c="5"/>4 -rwxrwxr-x <text:s text:c="2"/>1 andy67er andy67er <text:s text:c="4"/>1556 Apr 04 13:41 test-find/myfind.c </text:p>
      <text:p text:style-name="P3"><text:span text:style-name="T2">andy67er@andreas-FH:</text:span><text:span text:style-name="T4">~/vs-workspace/myfind$</text:span> </text:p>
      <text:p text:style-name="P3"/>
      <text:p text:style-name="P3"><text:span text:style-name="T2">andy67er@andreas-FH:</text:span><text:span text:style-name="T4">~/vs-workspace/myfind$</text:span> ./myfind d* -maxdepth 2 -ls</text:p>
      <text:p text:style-name="P3"><text:s text:c="3"/>934015 <text:s text:c="6"/>4 -rwxrwxr-x <text:s text:c="2"/>1 andy67er andy67er <text:s text:c="4"/>2495 Apr 04 20:23 defs.h </text:p>
      <text:p text:style-name="P3"><text:s text:c="3"/>934023 <text:s text:c="4"/>12 -rwxrwxr-x <text:s text:c="2"/>1 andy67er andy67er <text:s text:c="4"/>8708 Apr 04 20:38 dir.c </text:p>
      <text:p text:style-name="P3"><text:s text:c="3"/>934024 <text:s text:c="6"/>8 -rw-rw-r-- <text:s text:c="4"/>1 andy67er andy67er <text:s text:c="4"/>7984 Apr 04 20:38 dir.o </text:p>
      <text:p text:style-name="P3"><text:span text:style-name="T2">andy67er@andreas-FH:</text:span><text:span text:style-name="T4">~/vs-workspace/myfind$</text:span></text:p>
      <text:p text:style-name="P3"><text:span text:style-name="T4"/></text:p>
      <text:p text:style-name="P3"><text:span text:style-name="T2">andy67er@andreas-FH:</text:span><text:span text:style-name="T4">~/vs-workspace/myfind$</text:span> ./myfind -maxdepth 1</text:p>
      <text:p text:style-name="P3">. <text:s text:c="40"/></text:p>
      <text:p text:style-name="P3">./.vscode <text:s text:c="32"/></text:p>
      <text:p text:style-name="P3">./myfind <text:s text:c="33"/></text:p>
      <text:p text:style-name="P3">./dir.o <text:s text:c="34"/></text:p>
      <text:p text:style-name="P3">./.git <text:s text:c="35"/></text:p>
      <text:p text:style-name="P3">./readme.odt <text:s text:c="29"/></text:p>
      <text:p text:style-name="P3">./dir.c <text:s text:c="34"/></text:p>
      <text:p text:style-name="P3">./myfind.o <text:s text:c="31"/></text:p>
      <text:p text:style-name="P3">./latex <text:s text:c="34"/></text:p>
      <text:p text:style-name="P3">./test-find <text:s text:c="30"/></text:p>
      <text:p text:style-name="P3">./defs.h <text:s text:c="33"/></text:p>
      <text:p text:style-name="P3">./html <text:s text:c="35"/></text:p>
      <text:p text:style-name="P3">./glob.c <text:s text:c="33"/></text:p>
      <text:p text:style-name="P3">./Makefile <text:s text:c="31"/></text:p>
      <text:p text:style-name="P3">./myfind.c <text:s text:c="31"/></text:p>
      <text:p text:style-name="P3">./util.c <text:s text:c="33"/></text:p>
      <text:p text:style-name="P3">./glob.o <text:s text:c="33"/></text:p>
      <text:p text:style-name="P3">./.~lock.readme.odt# <text:s text:c="21"/></text:p>
      <text:p text:style-name="P3">./test.txt <text:s text:c="31"/></text:p>
      <text:p text:style-name="P3">./util.o <text:s text:c="33"/></text:p>
      <text:p text:style-name="P3">./myfinddoxy <text:s text:c="29"/></text:p>
      <text:p text:style-name="P3"><text:span text:style-name="T2">andy67er@andreas-FH:</text:span><text:span text:style-name="T4">~/vs-workspace/myfind$</text:span></text:p>
      <text:p text:style-name="P3"><text:soft-page-break/><text:span text:style-name="T2">andy67er@andreas-FH:</text:span><text:span text:style-name="T4">~/vs-workspace/myfind$ </text:span>./myfind -maxdepth 1 -mtime -1 -ls</text:p>
      <text:p text:style-name="P3"><text:s text:c="3"/>938850 <text:s text:c="6"/>4 drwxrwxr-x <text:s text:c="2"/>7 andy67er andy67er <text:s text:c="4"/>4096 Apr 04 21:02 . </text:p>
      <text:p text:style-name="P3"><text:s text:c="3"/>934088 <text:s text:c="4"/>28 -rwxrwxr-x <text:s text:c="2"/>1 andy67er andy67er <text:s text:c="3"/>26736 Apr 04 20:38 ./myfind </text:p>
      <text:p text:style-name="P3"><text:s text:c="3"/>934024 <text:s text:c="6"/>8 -rw-rw-r-- <text:s text:c="4"/>1 andy67er andy67er <text:s text:c="4"/>7984 Apr 04 20:38 ./dir.o </text:p>
      <text:p text:style-name="P3"><text:s text:c="3"/>938851 <text:s text:c="6"/>4 drwxrwxr-x <text:s text:c="2"/>8 andy67er andy67er <text:s text:c="4"/>4096 Apr 04 10:16 ./.git </text:p>
      <text:p text:style-name="P3"><text:s text:c="3"/>937716 <text:s text:c="4"/>20 -rw-rw-r-- <text:s text:c="4"/>1 andy67er andy67er <text:s text:c="3"/>17156 Apr 04 21:02 ./readme.odt </text:p>
      <text:p text:style-name="P3"><text:s text:c="3"/>934023 <text:s text:c="4"/>12 -rwxrwxr-x <text:s text:c="2"/>1 andy67er andy67er <text:s text:c="4"/>8708 Apr 04 20:38 ./dir.c </text:p>
      <text:p text:style-name="P3"><text:s text:c="3"/>934089 <text:s text:c="6"/>4 -rw-rw-r-- <text:s text:c="4"/>1 andy67er andy67er <text:s text:c="4"/>2520 Apr 04 13:42 ./myfind.o </text:p>
      <text:p text:style-name="P3"><text:s text:c="3"/>934015 <text:s text:c="6"/>4 -rwxrwxr-x <text:s text:c="2"/>1 andy67er andy67er <text:s text:c="4"/>2495 Apr 04 20:23 ./defs.h </text:p>
      <text:p text:style-name="P3"><text:s text:c="3"/>934026 <text:s text:c="6"/>4 -rwxrwxr-x <text:s text:c="2"/>1 andy67er andy67er <text:s text:c="4"/>1556 Apr 04 13:41 ./myfind.c </text:p>
      <text:p text:style-name="P3"><text:s text:c="3"/>934027 <text:s text:c="4"/>16 -rwxrwxr-x <text:s text:c="2"/>1 andy67er andy67er <text:s text:c="3"/>13450 Apr 04 20:36 ./util.c </text:p>
      <text:p text:style-name="P3"><text:s text:c="3"/>937717 <text:s text:c="6"/>4 -rw-rw-r-- <text:s text:c="3"/>1 andy67er andy67er <text:s text:c="6"/>82 Apr 04 21:02 ./.~lock.readme.odt# </text:p>
      <text:p text:style-name="P3"><text:s text:c="3"/>934093 <text:s text:c="4"/>12 -rw-rw-r-- <text:s text:c="3"/>1 andy67er andy67er <text:s text:c="3"/>11960 Apr 04 20:38 ./util.o </text:p>
      <text:p text:style-name="P3"><text:span text:style-name="T2">andy67er@andreas-FH:</text:span><text:span text:style-name="T4">~/vs-workspace/myfind$ </text:span>./myfind -maxdepth 1 -mtime 1 -ls</text:p>
      <text:p text:style-name="P3"><text:s text:c="3"/>938850 <text:s text:c="6"/>4 drwxrwxr-x <text:s text:c="2"/>7 andy67er andy67er <text:s text:c="4"/>4096 Apr 04 21:02 . </text:p>
      <text:p text:style-name="P3"><text:s text:c="3"/>806607 <text:s text:c="6"/>4 drwxrwxr-x <text:s text:c="2"/>2 andy67er andy67er <text:s text:c="4"/>4096 Apr 03 15:23 ./.vscode </text:p>
      <text:p text:style-name="P3"><text:s text:c="3"/>938885 <text:s text:c="6"/>4 drwxrwxr-x <text:s text:c="2"/>2 andy67er andy67er <text:s text:c="4"/>4096 Apr 03 15:23 ./latex </text:p>
      <text:p text:style-name="P3"><text:s text:c="3"/>938886 <text:s text:c="6"/>4 drwxrwxr-x <text:s text:c="2"/>2 andy67er andy67er <text:s text:c="4"/>4096 Apr 03 15:23 ./test-find </text:p>
      <text:p text:style-name="P3"><text:s text:c="3"/>806626 <text:s text:c="6"/>4 drwxrwxr-x <text:s text:c="2"/>3 andy67er andy67er <text:s text:c="4"/>4096 Apr 03 15:23 ./html </text:p>
      <text:p text:style-name="P3"><text:s text:c="3"/>934025 <text:s text:c="6"/>4 -rwxrwxr-x <text:s text:c="2"/>1 andy67er andy67er <text:s text:c="5"/>891 Apr 03 15:21 ./glob.c </text:p>
      <text:p text:style-name="P3"><text:s text:c="3"/>933905 <text:s text:c="6"/>4 -rw-rw-r-- <text:s text:c="4"/>1 andy67er andy67er <text:s text:c="5"/>392 Apr 03 15:23 ./Makefile </text:p>
      <text:p text:style-name="P3"><text:s text:c="3"/>934060 <text:s text:c="6"/>4 -rw-rw-r-- <text:s text:c="4"/>1 andy67er andy67er <text:s text:c="4"/>2400 Apr 03 15:23 ./glob.o </text:p>
      <text:p text:style-name="P3"><text:s text:c="3"/>934092 <text:s text:c="6"/>4 -rw-rw-r-- <text:s text:c="4"/>1 andy67er andy67er <text:s text:c="4"/>1560 Apr 03 15:23 ./test.txt </text:p>
      <text:p text:style-name="P3"><text:s text:c="3"/>934090 <text:s text:c="3"/>112 -rw-rw-r-- <text:s text:c="3"/>1 andy67er andy67er <text:s text:c="2"/>112571 Apr 03 15:23 ./myfinddoxy </text:p>
      <text:p text:style-name="P3"><text:span text:style-name="T2">andy67er@andreas-FH:</text:span><text:span text:style-name="T4">~/vs-workspace/myfind$</text:span></text:p>
      <text:p text:style-name="P3"><text:span text:style-name="T4"/></text:p>
      <text:p text:style-name="P3"><text:span text:style-name="T2">andy67er@andreas-FH:</text:span><text:span text:style-name="T4">~/vs-workspace/myfind$ </text:span>./myfind -maxdepth 4</text:p>
      <text:p text:style-name="P3">. <text:s text:c="40"/></text:p>
      <text:p text:style-name="P3">./.vscode <text:s text:c="32"/></text:p>
      <text:p text:style-name="P3">./.vscode/settings.json <text:s text:c="18"/></text:p>
      <text:p text:style-name="P3">./myfind <text:s text:c="33"/></text:p>
      <text:p text:style-name="P3">./dir.o <text:s text:c="34"/></text:p>
      <text:p text:style-name="P3">./.git <text:s text:c="35"/></text:p>
      <text:p text:style-name="P3">./.git/packed-refs</text:p>
      <text:p text:style-name="P3">.</text:p>
      <text:p text:style-name="P3">.</text:p>
      <text:p text:style-name="P3">.</text:p>
      <text:p text:style-name="P3">./.git/refs/remotes <text:s text:c="22"/></text:p>
      <text:p text:style-name="P3">./.git/refs/remotes/origin <text:s text:c="15"/></text:p>
      <text:p text:style-name="P3">./.git/refs/tags <text:s text:c="25"/></text:p>
      <text:p text:style-name="P3">./.git/hooks <text:s text:c="29"/></text:p>
      <text:p text:style-name="P3">./.git/hooks/applypatch-msg.sample <text:s text:c="7"/></text:p>
      <text:p text:style-name="P3">./.git/hooks/pre-applypatch.sample <text:s text:c="7"/></text:p>
      <text:p text:style-name="P3">./.git/hooks/pre-merge-commit.sample <text:s text:c="5"/></text:p>
      <text:p text:style-name="P3">./.git/hooks/prepare-commit-msg.sample <text:s text:c="3"/></text:p>
      <text:p text:style-name="P3">./.git/hooks/update.sample <text:s text:c="15"/></text:p>
      <text:p text:style-name="P3">./.git/hooks/pre-rebase.sample <text:s text:c="11"/></text:p>
      <text:p text:style-name="P3">./.git/hooks/post-update.sample <text:s text:c="10"/></text:p>
      <text:p text:style-name="P3">.</text:p>
      <text:p text:style-name="P3">.</text:p>
      <text:p text:style-name="P3"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0:39:28.293062601</meta:creation-date>
    <dc:date>2021-04-04T21:10:47.230512638</dc:date>
    <meta:editing-duration>PT21M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95" meta:word-count="469" meta:character-count="5012" meta:non-whitespace-character-count="3153"/>
  </office:meta>
</office:document-meta>
</file>